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dc2db9"/>
    </style:style>
    <style:style style:name="P21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7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e63890"/>
    </style:style>
    <style:style style:name="P29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c15e75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6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88823d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4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5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46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47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2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bookmark-start text:name="__RefHeading___Toc14261_436115429"/><text:span text:style-name="Strong_20_Emphasis"><text:span text:style-name="T49">SA</text:span></text:span><text:span text:style-name="Strong_20_Emphasis"><text:span text:style-name="T48">04A</text:span></text:span><text:span text:style-name="Strong_20_Emphasis"><text:span text:style-name="T49">A</text:span></text:span><text:span text:style-name="Strong_20_Emphasis"><text:span text:style-name="T50">Q</text:span></text:span><text:span text:style-name="Strong_20_Emphasis"><text:span text:style-name="T48">0</text:span></text:span><text:span text:style-name="Strong_20_Emphasis"><text:span text:style-name="T49">1</text:span></text:span><text:span text:style-name="Strong_20_Emphasis"><text:span text:style-name="T48">.</text:span></text:span><text:span text:style-name="Strong_20_Emphasis"><text:span text:style-name="T46">–</text:span></text:span><text:span text:style-name="Strong_20_Emphasis"><text:span text:style-name="T47"> </text:span></text:span><text:bookmark-end text:name="__RefHeading___Toc14261_436115429"/></text:p>
      <text:p text:style-name="P7"><text:span text:style-name="Strong_20_Emphasis"><text:span text:style-name="T44">Configuració de l'entorn d'execució de l'aplicació Laravel Framework.</text:span></text:span></text:p>
      <text:p text:style-name="P6"><text:span text:style-name="Strong_20_Emphasis"><text:span text:style-name="T44"/></text:span></text:p>
      <text:h text:style-name="P22" text:outline-level="1"/>
      <text:h text:style-name="P23" text:outline-level="1"/>
      <text:h text:style-name="P24" text:outline-level="1"/>
      <text:h text:style-name="P25" text:outline-level="1">Pedro Guill Ferri</text:h>
      <text:p text:style-name="P8"><text:span text:style-name="Strong_20_Emphasis"><text:span text:style-name="T38"><text:line-break/></text:span></text:span></text:p>
      <text:p text:style-name="P18"><text:span text:style-name="Strong_20_Emphasis"><text:span text:style-name="T51"/></text:span></text:p>
      <text:p text:style-name="P18"><text:span text:style-name="Strong_20_Emphasis"><text:span text:style-name="T52"/></text:span></text:p>
      <text:p text:style-name="P14"><text:span text:style-name="Strong_20_Emphasis"><text:span text:style-name="T13">1.</text:span></text:span><text:span text:style-name="Strong_20_Emphasis"><text:span text:style-name="T14">1.- </text:span></text:span><text:span text:style-name="Strong_20_Emphasis"><text:span text:style-name="T13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9"><text:span text:style-name="Strong_20_Emphasis"><text:span text:style-name="T8">Laravel:</text:span></text:span></text:p>
              </text:list-header>
              <text:list-item>
                <text:p text:style-name="P29"><text:span text:style-name="Strong_20_Emphasis"><text:span text:style-name="T8">PHP &gt;= 8.1 </text:span></text:span></text:p>
              </text:list-item>
              <text:list-item>
                <text:p text:style-name="P29">Ctype PHP Extension </text:p>
              </text:list-item>
              <text:list-item>
                <text:p text:style-name="P29">cURL PHP Extension </text:p>
              </text:list-item>
              <text:list-item>
                <text:p text:style-name="P29">DOM PHP Extension </text:p>
              </text:list-item>
              <text:list-item>
                <text:p text:style-name="P29">Fileinfo PHP Extension </text:p>
              </text:list-item>
              <text:list-item>
                <text:p text:style-name="P29">Filter PHP Extension </text:p>
              </text:list-item>
              <text:list-item>
                <text:p text:style-name="P29">Hash PHP Extension </text:p>
              </text:list-item>
              <text:list-item>
                <text:p text:style-name="P29">Mbstring PHP Extension </text:p>
              </text:list-item>
              <text:list-item>
                <text:p text:style-name="P29">OpenSSL PHP Extension </text:p>
              </text:list-item>
              <text:list-item>
                <text:p text:style-name="P29">PCRE PHP Extension </text:p>
              </text:list-item>
              <text:list-item>
                <text:p text:style-name="P29">PDO PHP Extension </text:p>
              </text:list-item>
              <text:list-item>
                <text:p text:style-name="P29">Session PHP Extension </text:p>
              </text:list-item>
              <text:list-item>
                <text:p text:style-name="P29">Tokenizer PHP Extension </text:p>
              </text:list-item>
              <text:list-item>
                <text:p text:style-name="P29">XML PHP Extension </text:p>
                <text:p text:style-name="P29"><text:span text:style-name="Strong_20_Emphasis"><text:span text:style-name="T8">phpUnit:</text:span></text:span></text:p>
              </text:list-item>
              <text:list-item>
                <text:p text:style-name="P29"><text:span text:style-name="Strong_20_Emphasis"><text:span text:style-name="Source_20_Text"><text:span text:style-name="T35">dom</text:span></text:span></text:span></text:p>
              </text:list-item>
              <text:list-item>
                <text:p text:style-name="P29"><text:span text:style-name="Source_20_Text">json</text:span></text:p>
              </text:list-item>
              <text:list-item>
                <text:p text:style-name="P29"><text:span text:style-name="Source_20_Text">libxml</text:span></text:p>
              </text:list-item>
              <text:list-item>
                <text:p text:style-name="P29"><text:span text:style-name="Source_20_Text">mbstring</text:span></text:p>
              </text:list-item>
              <text:list-item>
                <text:p text:style-name="P29"><text:span text:style-name="Source_20_Text">xml</text:span></text:p>
              </text:list-item>
              <text:list-item>
                <text:p text:style-name="P29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6"/></text:span></text:p>
      <text:p text:style-name="P13"><text:soft-page-break/><text:span text:style-name="Strong_20_Emphasis"><text:span text:style-name="T13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7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27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6"/></text:span></text:p>
      <text:p text:style-name="P13"><text:span text:style-name="Strong_20_Emphasis"><text:span text:style-name="T33">1.3.- Quines extensions tenim activades en el servei php-fpm. Cerca el directori de configuració del servei /etc/php/</text:span></text:span><text:span text:style-name="Strong_20_Emphasis"><text:span text:style-name="T34">8.1</text:span></text:span><text:span text:style-name="Strong_20_Emphasis"><text:span text:style-name="T33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81331894793581" text:continue-numbering="true" text:style-name="L1">
              <text:list-header>
                <text:p text:style-name="P27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26" text:outline-level="2"/>
      <text:p text:style-name="P13"><text:span text:style-name="Source_20_Text"><text:span text:style-name="T18">2.- </text:span></text:span><text:span text:style-name="Source_20_Text"><text:span text:style-name="T19">La </text:span></text:span><text:span text:style-name="Source_20_Text"><text:span text:style-name="T26">documentació oficial </text:span></text:span><text:span text:style-name="Source_20_Text"><text:span text:style-name="T19">del framework ens propo</text:span></text:span><text:span text:style-name="Source_20_Text"><text:span text:style-name="T20">r</text:span></text:span><text:span text:style-name="Source_20_Text"><text:span text:style-name="T19">ciona informació sobre l'ús </text:span></text:span><text:span text:style-name="Source_20_Text"><text:span text:style-name="T20">que fa el </text:span></text:span><text:span text:style-name="Source_20_Text"><text:span text:style-name="T21">mateix</text:span></text:span><text:span text:style-name="Source_20_Text"><text:span text:style-name="T20"> </text:span></text:span><text:span text:style-name="Source_20_Text"><text:span text:style-name="T19">de cadascun dels directoris. </text:span></text:span><text:span text:style-name="Source_20_Text"><text:span text:style-name="T22">C</text:span></text:span><text:span text:style-name="Source_20_Text"><text:span text:style-name="T15">ons</text:span></text:span><text:span text:style-name="Source_20_Text"><text:span text:style-name="T22">u</text:span></text:span><text:span text:style-name="Source_20_Text"><text:span text:style-name="T15">lta-</text:span></text:span><text:span text:style-name="Source_20_Text"><text:span text:style-name="T20">la</text:span></text:span><text:span text:style-name="Source_20_Text"><text:span text:style-name="T23"> i explica perquè necessitem accés d'escriptura als </text:span></text:span><text:span text:style-name="Source_20_Text"><text:span text:style-name="T27">a cadasqún dels</text:span></text:span><text:span text:style-name="Source_20_Text"><text:span text:style-name="T23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list text:continue-numbering="true" text:style-name="L1">
              <text:list-header>
                <text:p text:style-name="P28"><text:span text:style-name="Source_20_Text"><text:span text:style-name="T10"/></text:span></text:p>
              </text:list-header>
            </text:list>
          </table:table-cell>
        </table:table-row>
      </table:table>
      <text:p text:style-name="P11"/>
      <text:p text:style-name="P16"><text:span text:style-name="Source_20_Text"><text:span text:style-name="T18">3.1- </text:span></text:span><text:span text:style-name="Source_20_Text"><text:span text:style-name="T15">Consulta la </text:span></text:span><text:span text:style-name="Source_20_Text"><text:span text:style-name="T24">següent </text:span></text:span><text:span text:style-name="Source_20_Text"><text:span text:style-name="T26">documentació oficial</text:span></text:span><text:span text:style-name="Source_20_Text"><text:span text:style-name="T19"> </text:span></text:span><text:span text:style-name="Source_20_Text"><text:span text:style-name="T23">del framework i explica </text:span></text:span><text:span text:style-name="Source_20_Text"><text:span text:style-name="T25">perquè s'utilitzen les variables </text:span></text:span><text:span text:style-name="Source_20_Text"><text:span text:style-name="T40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continue-numbering="true" text:style-name="L1">
              <text:list-header>
                <text:p text:style-name="P20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41">3.2.- </text:span></text:span><text:span text:style-name="Source_20_Text"><text:span text:style-name="T40">Quins valors podem especificar per a la </text:span></text:span><text:span text:style-name="Source_20_Text"><text:span text:style-name="T42">variable</text:span></text:span><text:span text:style-name="Source_20_Text"><text:span text:style-name="T40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42">3.</text:span></text:span><text:span text:style-name="Source_20_Text"><text:span text:style-name="T41">3.- </text:span></text:span><text:span text:style-name="Source_20_Text"><text:span text:style-name="T42">Quina funcionalitat ens proporcionen </text:span></text:span><text:span text:style-name="Source_20_Text"><text:span text:style-name="T43">els fitxers .env</text:span></text:span><text:span text:style-name="Source_20_Text"><text:span text:style-name="T40">?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8">4.1.- </text:span></text:span><text:span text:style-name="Source_20_Text"><text:span text:style-name="T15">instal·la </text:span></text:span><text:span text:style-name="Source_20_Text"><text:span text:style-name="T21">C</text:span></text:span><text:span text:style-name="Source_20_Text"><text:span text:style-name="T15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8">4.2.-</text:span></text:span><text:span text:style-name="Source_20_Text"><text:span text:style-name="T15"> </text:span></text:span><text:span text:style-name="Source_20_Text"><text:span text:style-name="T18">I</text:span></text:span><text:span text:style-name="Source_20_Text"><text:span text:style-name="T15">nstal·lar les dependències del framework </text:span></text:span><text:span text:style-name="Source_20_Text"><text:span text:style-name="T21">L</text:span></text:span><text:span text:style-name="Source_20_Text"><text:span text:style-name="T15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8">4.3.- D</text:span></text:span><text:span text:style-name="Source_20_Text"><text:span text:style-name="T15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3">següent projecte</text:span></text:span></text:a><text:span text:style-name="Source_20_Text"><text:span text:style-name="T15"> tenint en compte les següents </text:span></text:span><text:span text:style-name="Source_20_Text"><text:span text:style-name="T28">especificacions </text:span></text:span><text:span text:style-name="Source_20_Text"><text:span text:style-name="T29">(com a alternativa a aquest projecte, pot desplegar un projecte </text:span></text:span><text:span text:style-name="Source_20_Text"><text:span text:style-name="T30">L</text:span></text:span><text:span text:style-name="Source_20_Text"><text:span text:style-name="T29">aravel realitzat en el mòdul de PWES)</text:span></text:span><text:span text:style-name="Source_20_Text"><text:span text:style-name="T15">.</text:span></text:span></text:p>
      <text:p text:style-name="P15"><text:span text:style-name="Source_20_Text"><text:span text:style-name="T15">Entorn: </text:span></text:span><text:span text:style-name="Source_20_Text"><text:span text:style-name="T9">development</text:span></text:span></text:p>
      <text:p text:style-name="P15"><text:span text:style-name="Source_20_Text"><text:span text:style-name="T16">Nom de </text:span></text:span><text:span text:style-name="Source_20_Text"><text:span text:style-name="T15">dominio: </text:span></text:span><text:span text:style-name="Source_20_Text"><text:span text:style-name="T9">dev.</text:span></text:span><text:span text:style-name="Source_20_Text"><text:span text:style-name="T11">todo</text:span></text:span><text:span text:style-name="Source_20_Text"><text:span text:style-name="T9">.</text:span></text:span><text:span text:style-name="Source_20_Text"><text:span text:style-name="T12">cipfpbatoi</text:span></text:span><text:span text:style-name="Source_20_Text"><text:span text:style-name="T9">.es</text:span></text:span></text:p>
      <text:p text:style-name="P17"><text:span text:style-name="Source_20_Text"><text:span text:style-name="T15">Directori de desplegament: </text:span></text:span><text:span text:style-name="Source_20_Text"><text:span text:style-name="T9">/var/www/002-</text:span></text:span><text:span text:style-name="Source_20_Text"><text:span text:style-name="T11">es</text:span></text:span><text:span text:style-name="Source_20_Text"><text:span text:style-name="T9">-</text:span></text:span><text:span text:style-name="Source_20_Text"><text:span text:style-name="T12">cipfpbatoi</text:span></text:span><text:span text:style-name="Source_20_Text"><text:span text:style-name="T9">-</text:span></text:span><text:span text:style-name="Source_20_Text"><text:span text:style-name="T11">todo</text:span></text:span><text:span text:style-name="Source_20_Text"><text:span text:style-name="T9">-dev/html</text:span></text:span></text:p>
      <text:p text:style-name="P15"><text:span text:style-name="Source_20_Text"><text:span text:style-name="T17">U</text:span></text:span><text:span text:style-name="Source_20_Text"><text:span text:style-name="T15">suari de</text:span></text:span><text:span text:style-name="Source_20_Text"><text:span text:style-name="T16">l SO per al</text:span></text:span><text:span text:style-name="Source_20_Text"><text:span text:style-name="T15"> desplegament </text:span></text:span><text:span text:style-name="Source_20_Text"><text:span text:style-name="T16">de l'aplicació</text:span></text:span><text:span text:style-name="Source_20_Text"><text:span text:style-name="T15">: </text:span></text:span><text:span text:style-name="Source_20_Text"><text:span text:style-name="T9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8">4.4.- </text:span></text:span><text:span text:style-name="Source_20_Text"><text:span text:style-name="T15"><text:s/></text:span></text:span><text:span text:style-name="Source_20_Text"><text:span text:style-name="T18">Crea </text:span></text:span><text:span text:style-name="Source_20_Text"><text:span text:style-name="T15">un usuari </text:span></text:span><text:span text:style-name="Source_20_Text"><text:span text:style-name="T16">específic </text:span></text:span><text:span text:style-name="Source_20_Text"><text:span text:style-name="T15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8">4.5.- </text:span></text:span><text:span text:style-name="Source_20_Text"><text:span text:style-name="T15">Du a terme l'optimització </text:span></text:span><text:span text:style-name="Source_20_Text"><text:span text:style-name="T16">indicada en el punt 3.2 per a la </text:span></text:span><text:span text:style-name="Source_20_Text"><text:span text:style-name="T15">càrrega de dependències de l'aplicació </text:span></text:span><text:span text:style-name="Source_20_Text"><text:span text:style-name="T16">amb </text:span></text:span><text:span text:style-name="Source_20_Text"><text:span text:style-name="T21">C</text:span></text:span><text:span text:style-name="Source_20_Text"><text:span text:style-name="T16">omposer.</text:span></text:span><text:span text:style-name="Source_20_Text"><text:span text:style-name="T15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8">4.6.- </text:span></text:span><text:span text:style-name="Source_20_Text"><text:span text:style-name="T15">Què conté el fitxer </text:span></text:span><text:span text:style-name="Source_20_Text"><text:span text:style-name="T31">vendor/composer/autolo</text:span></text:span><text:span text:style-name="Source_20_Text"><text:span text:style-name="T32">ad</text:span></text:span><text:span text:style-name="Source_20_Text"><text:span text:style-name="T31">_classmap.php</text:span></text:span><text:span text:style-name="Source_20_Text"><text:span text:style-name="T15">?</text:span></text:span>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0"><text:span text:style-name="Source_20_Text"><text:span text:style-name="T15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0T18:13:30.336593248</dc:date>
    <meta:editing-duration>PT23H31M18S</meta:editing-duration>
    <meta:editing-cycles>162</meta:editing-cycles>
    <meta:generator>LibreOffice/24.2.5.2$Linux_X86_64 LibreOffice_project/420$Build-2</meta:generator>
    <meta:document-statistic meta:table-count="14" meta:image-count="1" meta:object-count="0" meta:page-count="5" meta:paragraph-count="60" meta:word-count="374" meta:character-count="2484" meta:non-whitespace-character-count="2170"/>
  </office:meta>
</office:document-meta>
</file>